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hach_5f_Figuren" style:display-name="Schach_Figuren" style:family="table">
      <style:table-properties style:width="17cm" table:align="margins"/>
    </style:style>
    <style:style style:name="Schach_5f_Figuren.A" style:display-name="Schach_Figuren.A" style:family="table-column">
      <style:table-column-properties style:column-width="4.249cm" style:rel-column-width="16383*"/>
    </style:style>
    <style:style style:name="Schach_5f_Figuren.D" style:display-name="Schach_Figuren.D" style:family="table-column">
      <style:table-column-properties style:column-width="4.251cm" style:rel-column-width="16386*"/>
    </style:style>
    <style:style style:name="Schach_5f_Figuren.A1" style:display-name="Schach_Figuren.A1" style:family="table-cell">
      <style:table-cell-properties fo:padding="0.097cm" fo:border="none"/>
    </style:style>
    <style:style style:name="Figuren_5f_Fähigkeiten" style:display-name="Figuren_Fähigkeiten" style:family="table">
      <style:table-properties style:width="17cm" table:align="margins"/>
    </style:style>
    <style:style style:name="Figuren_5f_Fähigkeiten.A" style:display-name="Figuren_Fähigkeiten.A" style:family="table-column">
      <style:table-column-properties style:column-width="8.5cm" style:rel-column-width="32767*"/>
    </style:style>
    <style:style style:name="Figuren_5f_Fähigkeiten.B" style:display-name="Figuren_Fähigkeiten.B" style:family="table-column">
      <style:table-column-properties style:column-width="8.5cm" style:rel-column-width="32768*"/>
    </style:style>
    <style:style style:name="Figuren_5f_Fähigkeiten.A1" style:display-name="Figuren_Fähigkeiten.A1" style:family="table-cell">
      <style:table-cell-properties fo:padding="0.097cm" fo:border="none"/>
    </style:style>
    <style:style style:name="Klassen_5f_Java" style:display-name="Klassen_Java" style:family="table">
      <style:table-properties style:width="17cm" table:align="margins" style:shadow="none"/>
    </style:style>
    <style:style style:name="Klassen_5f_Java.A" style:display-name="Klassen_Java.A" style:family="table-column">
      <style:table-column-properties style:column-width="8.5cm" style:rel-column-width="32767*"/>
    </style:style>
    <style:style style:name="Klassen_5f_Java.A1" style:display-name="Klassen_Java.A1" style:family="table-cell">
      <style:table-cell-properties fo:padding="0.097cm" fo:border="none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chach_Figuren" table:style-name="Schach_5f_Figuren">
        <table:table-column table:style-name="Schach_5f_Figuren.A" table:number-columns-repeated="3"/>
        <table:table-column table:style-name="Schach_5f_Figuren.D"/>
        <table:table-row>
          <table:table-cell table:style-name="Schach_5f_Figuren.A1" office:value-type="string">
            <text:p text:style-name="P2">Schach – Figuren</text:p>
            <text:p text:style-name="P2"/>
          </table:table-cell>
          <table:table-cell table:style-name="Schach_5f_Figuren.A1" office:value-type="string">
            <text:p text:style-name="P2">Mensch/Elves</text:p>
          </table:table-cell>
          <table:table-cell table:style-name="Schach_5f_Figuren.A1" office:value-type="string">
            <text:p text:style-name="P2">Ork/Untote</text:p>
          </table:table-cell>
          <table:table-cell table:style-name="Schach_5f_Figuren.A1" office:value-type="string">
            <text:p text:style-name="P2">Fähigkeiten</text:p>
          </table:table-cell>
        </table:table-row>
        <table:table-row>
          <table:table-cell table:style-name="Schach_5f_Figuren.A1" office:value-type="string">
            <text:p text:style-name="P1">Bauer</text:p>
            <text:p text:style-name="P1"/>
          </table:table-cell>
          <table:table-cell table:style-name="Schach_5f_Figuren.A1" office:value-type="string">
            <text:p text:style-name="P1">Arbeiter</text:p>
          </table:table-cell>
          <table:table-cell table:style-name="Schach_5f_Figuren.A1" office:value-type="string">
            <text:p text:style-name="P1">Peons</text:p>
          </table:table-cell>
          <table:table-cell table:style-name="Schach_5f_Figuren.A1" office:value-type="string">
            <text:p text:style-name="P1">-normale Bauernregeln</text:p>
          </table:table-cell>
        </table:table-row>
        <table:table-row>
          <table:table-cell table:style-name="Schach_5f_Figuren.A1" office:value-type="string">
            <text:p text:style-name="P1">Springer</text:p>
          </table:table-cell>
          <table:table-cell table:style-name="Schach_5f_Figuren.A1" office:value-type="string">
            <text:p text:style-name="P1">Knights</text:p>
          </table:table-cell>
          <table:table-cell table:style-name="Schach_5f_Figuren.A1" office:value-type="string">
            <text:p text:style-name="P1">Wolf Rider</text:p>
          </table:table-cell>
          <table:table-cell table:style-name="Schach_5f_Figuren.A1" office:value-type="string">
            <text:p text:style-name="P1">-normale Springerregeln</text:p>
            <text:p text:style-name="P1">-dürfen ein („1“) Feld gehen nach Kill</text:p>
            <text:p text:style-name="P1"/>
          </table:table-cell>
        </table:table-row>
        <table:table-row>
          <table:table-cell table:style-name="Schach_5f_Figuren.A1" office:value-type="string">
            <text:p text:style-name="P1">Turm/Tank</text:p>
          </table:table-cell>
          <table:table-cell table:style-name="Schach_5f_Figuren.A1" office:value-type="string">
            <text:p text:style-name="P1">Bergriese</text:p>
          </table:table-cell>
          <table:table-cell table:style-name="Schach_5f_Figuren.A1" office:value-type="string">
            <text:p text:style-name="P1">Monstrosität</text:p>
          </table:table-cell>
          <table:table-cell table:style-name="Schach_5f_Figuren.A1" office:value-type="string">
            <text:p text:style-name="P1">-normale Turmregeln</text:p>
            <text:p text:style-name="P1">-Bergriesen besitzt die Fähigkeit „Taunt“</text:p>
            <text:p text:style-name="P1">-Monstrosität besitzt die Fähigkeit „Hook“</text:p>
            <text:p text:style-name="P1"/>
          </table:table-cell>
        </table:table-row>
        <table:table-row>
          <table:table-cell table:style-name="Schach_5f_Figuren.A1" office:value-type="string">
            <text:p text:style-name="P1">Special</text:p>
          </table:table-cell>
          <table:table-cell table:style-name="Schach_5f_Figuren.A1" office:value-type="string">
            <text:p text:style-name="P1">Assassine</text:p>
            <text:p text:style-name="P1">-besitzt eher mehr Movement</text:p>
          </table:table-cell>
          <table:table-cell table:style-name="Schach_5f_Figuren.A1" office:value-type="string">
            <text:p text:style-name="P1">Shamane</text:p>
            <text:p text:style-name="P1">-besitzt eher weniger Movement</text:p>
          </table:table-cell>
          <table:table-cell table:style-name="Schach_5f_Figuren.A1" office:value-type="string">
            <text:p text:style-name="P1">-Assassine besitzt die Fähigkeiten „Poison“, „Verstohlenheit“</text:p>
            <text:p text:style-name="P1">-Shamane besitzt die Fähigkeit „Heal“</text:p>
            <text:p text:style-name="P1"/>
          </table:table-cell>
        </table:table-row>
        <table:table-row>
          <table:table-cell table:style-name="Schach_5f_Figuren.A1" office:value-type="string">
            <text:p text:style-name="P1">Distanz</text:p>
          </table:table-cell>
          <table:table-cell table:style-name="Schach_5f_Figuren.A1" office:value-type="string">
            <text:p text:style-name="P1">Bogenschütze</text:p>
          </table:table-cell>
          <table:table-cell table:style-name="Schach_5f_Figuren.A1" office:value-type="string">
            <text:p text:style-name="P1">Speerwerfer</text:p>
          </table:table-cell>
          <table:table-cell table:style-name="Schach_5f_Figuren.A1" office:value-type="string">
            <text:p text:style-name="P1">-dürfen nur eine „Aktion“ durchführen (Gehen/Angriff)</text:p>
            <text:p text:style-name="P1">-Angriff tötet nicht mit einem Angriff</text:p>
            <text:p text:style-name="P1">-Bogenschütze besitzt die Fähigkeit „Überblick/Wachsamkeit“</text:p>
            <text:p text:style-name="P1">-Speerwerfer besitzt die Fähigkeit „Rage“</text:p>
            <text:p text:style-name="P1">-können in einer Reichweite von 4 Feldern angreifen</text:p>
            <text:p text:style-name="P1"/>
          </table:table-cell>
        </table:table-row>
        <table:table-row>
          <table:table-cell table:style-name="Schach_5f_Figuren.A1" office:value-type="string">
            <text:p text:style-name="P1">Königin</text:p>
          </table:table-cell>
          <table:table-cell table:style-name="Schach_5f_Figuren.A1" office:value-type="string">
            <text:p text:style-name="P1">Drache (Elves)</text:p>
          </table:table-cell>
          <table:table-cell table:style-name="Schach_5f_Figuren.A1" office:value-type="string">
            <text:p text:style-name="P1">Frostwyrm</text:p>
          </table:table-cell>
          <table:table-cell table:style-name="Schach_5f_Figuren.A1" office:value-type="string">
            <text:p text:style-name="P1">-Nahkampf</text:p>
            <text:p text:style-name="P1">-können „durch“ andere Figuren sich bewegen</text:p>
            <text:p text:style-name="P1">-Drache besitzt die Fähigkeit „Splash“</text:p>
            <text:p text:style-name="P1">-Frostwyrm besitzt die Fähigkeit „Freeze“</text:p>
            <text:p text:style-name="P1"/>
          </table:table-cell>
        </table:table-row>
        <table:table-row>
          <table:table-cell table:style-name="Schach_5f_Figuren.A1" office:value-type="string">
            <text:p text:style-name="P1">König</text:p>
          </table:table-cell>
          <table:table-cell table:style-name="Schach_5f_Figuren.A1" office:value-type="string">
            <text:p text:style-name="P1">Bergkönig</text:p>
            <text:p text:style-name="P1">Baummann</text:p>
          </table:table-cell>
          <table:table-cell table:style-name="Schach_5f_Figuren.A1" office:value-type="string">
            <text:p text:style-name="P1">Klingenmeister</text:p>
            <text:p text:style-name="P1">Vampir-Typ</text:p>
          </table:table-cell>
          <table:table-cell table:style-name="Schach_5f_Figuren.A1" office:value-type="string">
            <text:p text:style-name="P1">-normale Königregeln</text:p>
            <text:p text:style-name="P1">-Bergkönig besitzt die Fähigkeit „Avatar“</text:p>
            <text:p text:style-name="P1">-Baummann besitzt die Fähigkeit „Root“</text:p>
            <text:p text:style-name="P1">-Klingenmeister besitzt die Fähigkeit „Whirlwind“</text:p>
            <text:p text:style-name="P1">-Vampir-Typ besitzt die Fähigkeit „Drain“</text:p>
          </table:table-cell>
        </table:table-row>
      </table:table>
      <text:p text:style-name="Standard"/>
      <table:table table:name="Figuren_Fähigkeiten" table:style-name="Figuren_5f_Fähigkeiten">
        <table:table-column table:style-name="Figuren_5f_Fähigkeiten.A"/>
        <table:table-column table:style-name="Figuren_5f_Fähigkeiten.B"/>
        <text:soft-page-break/>
        <table:table-row>
          <table:table-cell table:style-name="Figuren_5f_Fähigkeiten.A1" office:value-type="string">
            <text:p text:style-name="P2">Fähigkeiten</text:p>
            <text:p text:style-name="P2"/>
          </table:table-cell>
          <table:table-cell table:style-name="Figuren_5f_Fähigkeiten.A1" office:value-type="string">
            <text:p text:style-name="P2">Wirkung</text:p>
          </table:table-cell>
        </table:table-row>
        <table:table-row>
          <table:table-cell table:style-name="Figuren_5f_Fähigkeiten.A1" office:value-type="string">
            <text:p text:style-name="P1">Taunt</text:p>
          </table:table-cell>
          <table:table-cell table:style-name="Figuren_5f_Fähigkeiten.A1" office:value-type="string">
            <text:p text:style-name="P1">-Anwender kann sich 2 Runden nicht bewegen</text:p>
            <text:p text:style-name="P1">-Einheiten um den Anwender können im Einsatz nur den Anwender angreifen bzw. sich auf diesen hinbewegen</text:p>
            <text:p text:style-name="P1">-Wirkungsradius beträgt 3x3 (einmal komplett um den Anwender)</text:p>
            <text:p text:style-name="P1">-Taunt kann erst nach zwei („2“) Runden Pause erneut eingesetzt werden</text:p>
            <text:p text:style-name="P1"/>
          </table:table-cell>
        </table:table-row>
        <table:table-row>
          <table:table-cell table:style-name="Figuren_5f_Fähigkeiten.A1" office:value-type="string">
            <text:p text:style-name="P1">Hook</text:p>
          </table:table-cell>
          <table:table-cell table:style-name="Figuren_5f_Fähigkeiten.A1" office:value-type="string">
            <text:p text:style-name="P1">-Hook zieht erste getroffene Figur zu Anwender heran</text:p>
            <text:p text:style-name="P1">-Hook hat eine Reichweite von 4 Felder (Rautenform)</text:p>
            <text:p text:style-name="P1">-Hook kann erst nach einer Pause von zwei („2“) Runden erneut genutzt werden</text:p>
            <text:p text:style-name="P1"/>
          </table:table-cell>
        </table:table-row>
        <table:table-row>
          <table:table-cell table:style-name="Figuren_5f_Fähigkeiten.A1" office:value-type="string">
            <text:p text:style-name="P1">Poison</text:p>
          </table:table-cell>
          <table:table-cell table:style-name="Figuren_5f_Fähigkeiten.A1" office:value-type="string">
            <text:p text:style-name="P1">-Betroffene Figur verliert Leben über 2 Runden </text:p>
            <text:p text:style-name="P1"/>
          </table:table-cell>
        </table:table-row>
        <table:table-row>
          <table:table-cell table:style-name="Figuren_5f_Fähigkeiten.A1" office:value-type="string">
            <text:p text:style-name="P1">Verstohlenheit</text:p>
          </table:table-cell>
          <table:table-cell table:style-name="Figuren_5f_Fähigkeiten.A1" office:value-type="string">
            <text:p text:style-name="P1">-Wenn Figur sich eine („1“) Runde keine Aktion durchgeführt hat, wird diese nicht angreifbar</text:p>
            <text:p text:style-name="P1"/>
          </table:table-cell>
        </table:table-row>
        <table:table-row>
          <table:table-cell table:style-name="Figuren_5f_Fähigkeiten.A1" office:value-type="string">
            <text:p text:style-name="P1">Heal</text:p>
          </table:table-cell>
          <table:table-cell table:style-name="Figuren_5f_Fähigkeiten.A1" office:value-type="string">
            <text:p text:style-name="P1">-Wirkungsradius beträgt 3x3 (einmal komplett um den Anwender)</text:p>
            <text:p text:style-name="P1">-Benutzer heilt eine („1“) Figur komplett</text:p>
            <text:p text:style-name="P1">-Statusveränderungen werden NICHT entfernt</text:p>
            <text:p text:style-name="P1"/>
          </table:table-cell>
        </table:table-row>
        <table:table-row>
          <table:table-cell table:style-name="Figuren_5f_Fähigkeiten.A1" office:value-type="string">
            <text:p text:style-name="P1">Überblick/Wachsamkeit</text:p>
          </table:table-cell>
          <table:table-cell table:style-name="Figuren_5f_Fähigkeiten.A1" office:value-type="string">
            <text:p text:style-name="P1">-Figur kann Figuren, die sich nicht in Sicht befinden angreifen</text:p>
            <text:p text:style-name="P1"/>
          </table:table-cell>
        </table:table-row>
        <table:table-row>
          <table:table-cell table:style-name="Figuren_5f_Fähigkeiten.A1" office:value-type="string">
            <text:p text:style-name="P1">Rage</text:p>
          </table:table-cell>
          <table:table-cell table:style-name="Figuren_5f_Fähigkeiten.A1" office:value-type="string">
            <text:p text:style-name="P1">-Figur verursacht doppelten Schaden</text:p>
            <text:p text:style-name="P1">-Figur verliert bei jedem Angriff Leben</text:p>
            <text:p text:style-name="P1"/>
          </table:table-cell>
        </table:table-row>
        <table:table-row>
          <table:table-cell table:style-name="Figuren_5f_Fähigkeiten.A1" office:value-type="string">
            <text:p text:style-name="P1">Splash</text:p>
          </table:table-cell>
          <table:table-cell table:style-name="Figuren_5f_Fähigkeiten.A1" office:value-type="string">
            <text:p text:style-name="P1">-Wenn Figur angreift, wird um dieses Ziel herum Schaden verursacht (Schaden geht auch auf verbündete Figuren; Radius beträgt ein einfaches Kreuz → 2 Linien aus 3 Feldern)</text:p>
            <text:p text:style-name="P1"/>
          </table:table-cell>
        </table:table-row>
        <table:table-row>
          <table:table-cell table:style-name="Figuren_5f_Fähigkeiten.A1" office:value-type="string">
            <text:p text:style-name="P1">Freeze</text:p>
          </table:table-cell>
          <table:table-cell table:style-name="Figuren_5f_Fähigkeiten.A1" office:value-type="string">
            <text:p text:style-name="P1">-Betroffene Figur kann eine („1“) Runde keine Aktion durchführen</text:p>
            <text:p text:style-name="P1">-Betroffene Figur erhält nach Freeze eine („1“) Runde immunität gegen Freeze</text:p>
            <text:p text:style-name="P1"/>
          </table:table-cell>
        </table:table-row>
        <table:table-row>
          <table:table-cell table:style-name="Figuren_5f_Fähigkeiten.A1" office:value-type="string">
            <text:p text:style-name="P1">Avatar</text:p>
          </table:table-cell>
          <table:table-cell table:style-name="Figuren_5f_Fähigkeiten.A1" office:value-type="string">
            <text:p text:style-name="P1">-Anwender wird zwei („2“) Runden lang verstärkt</text:p>
            <text:p text:style-name="P1">-Anwender erhält Rüstung</text:p>
            <text:p text:style-name="P1">-Anwender wird immung gegenüber Fähigkeiten (alte Zustände werden entfernt)</text:p>
            <text:p text:style-name="P1">-Anwender kann erst nach zwei („4“) Runden Pause Avatar erneut einsetzten</text:p>
            <text:p text:style-name="P1"/>
          </table:table-cell>
        </table:table-row>
        <table:table-row>
          <table:table-cell table:style-name="Figuren_5f_Fähigkeiten.A1" office:value-type="string">
            <text:p text:style-name="P1">Root</text:p>
          </table:table-cell>
          <table:table-cell table:style-name="Figuren_5f_Fähigkeiten.A1" office:value-type="string">
            <text:p text:style-name="P1">-Betroffene Figur kann sich nicht bewegen für zwei <text:soft-page-break/>(„2“) Runden</text:p>
            <text:p text:style-name="P1">-Reichweite beträgt 2 Felder</text:p>
            <text:p text:style-name="P1">-Anwender kann sich in dieser Runde normal Bewegen</text:p>
            <text:p text:style-name="P1">-Root kann erst nach einer („3“) Runde Pause wieder eingesetzt werden</text:p>
            <text:p text:style-name="P1">-Anwender braucht Sichtfeld auf Ziel</text:p>
            <text:p text:style-name="P1"/>
          </table:table-cell>
        </table:table-row>
        <table:table-row>
          <table:table-cell table:style-name="Figuren_5f_Fähigkeiten.A1" office:value-type="string">
            <text:p text:style-name="P1">Whirlwind</text:p>
          </table:table-cell>
          <table:table-cell table:style-name="Figuren_5f_Fähigkeiten.A1" office:value-type="string">
            <text:p text:style-name="P1">-Anwender greift alle Einheiten um sich herum an (3x3 Feld; komplett um Anwender)</text:p>
            <text:p text:style-name="P1">-es wird der übliche Schaden des Anwenders benutzt</text:p>
            <text:p text:style-name="P1">-Whirlwind kann erst nach einer („1“) Runde Pause erneut eingesetzt werden</text:p>
            <text:p text:style-name="P1"/>
          </table:table-cell>
        </table:table-row>
        <table:table-row>
          <table:table-cell table:style-name="Figuren_5f_Fähigkeiten.A1" office:value-type="string">
            <text:p text:style-name="P1">Drain</text:p>
          </table:table-cell>
          <table:table-cell table:style-name="Figuren_5f_Fähigkeiten.A1" office:value-type="string">
            <text:p text:style-name="P1">-Normale Angriffe des Anwenders heilen diesen um den gleichen Betrag</text:p>
          </table:table-cell>
        </table:table-row>
      </table:table>
      <text:p text:style-name="Standard"/>
      <text:p text:style-name="Standard"/>
      <table:table table:name="Klassen_Java" table:style-name="Klassen_5f_Java">
        <table:table-column table:style-name="Klassen_5f_Java.A" table:number-columns-repeated="2"/>
        <table:table-row>
          <table:table-cell table:style-name="Klassen_5f_Java.A1" office:value-type="string">
            <text:p text:style-name="P3">Klassennamen/Bedeutung</text:p>
            <text:p text:style-name="P3"/>
          </table:table-cell>
          <table:table-cell table:style-name="Klassen_5f_Java.A1" office:value-type="string">
            <text:p text:style-name="P3">Inhalt</text:p>
          </table:table-cell>
        </table:table-row>
        <table:table-row>
          <table:table-cell table:style-name="Klassen_5f_Java.A1" office:value-type="string">
            <text:p text:style-name="Table_20_Contents">Figur (anonyme Klasse)</text:p>
          </table:table-cell>
          <table:table-cell table:style-name="Klassen_5f_Java.A1" office:value-type="string">
            <text:p text:style-name="Table_20_Contents">Attribute:</text:p>
            <text:p text:style-name="Table_20_Contents">- Angriff</text:p>
            <text:p text:style-name="Table_20_Contents">- Leben</text:p>
            <text:p text:style-name="Table_20_Contents">- Bewegung</text:p>
            <text:p text:style-name="Table_20_Contents">- Bild </text:p>
            <text:p text:style-name="Table_20_Contents">- Name</text:p>
            <text:p text:style-name="Table_20_Contents">- Allianz</text:p>
            <text:p text:style-name="Table_20_Contents">- Zustand</text:p>
            <text:p text:style-name="Table_20_Contents">- Fähigkeiten</text:p>
            <text:p text:style-name="Table_20_Contents"/>
          </table:table-cell>
        </table:table-row>
        <table:table-row>
          <table:table-cell table:style-name="Klassen_5f_Java.A1" office:value-type="string">
            <text:p text:style-name="Table_20_Contents">Spielbrett</text:p>
          </table:table-cell>
          <table:table-cell table:style-name="Klassen_5f_Java.A1" office:value-type="string">
            <text:p text:style-name="Table_20_Contents">Attribute:</text:p>
            <text:p text:style-name="Table_20_Contents">- Anzahl von Feldern</text:p>
            <text:p text:style-name="Table_20_Contents">- (vllt) Array für die Felder (zur Indentifizierung)</text:p>
            <text:p text:style-name="Table_20_Contents"/>
          </table:table-cell>
        </table:table-row>
        <table:table-row>
          <table:table-cell table:style-name="Klassen_5f_Java.A1" office:value-type="string">
            <text:p text:style-name="Table_20_Contents">Friedhof</text:p>
          </table:table-cell>
          <table:table-cell table:style-name="Klassen_5f_Java.A1" office:value-type="string">
            <text:p text:style-name="Table_20_Contents">Attribute: </text:p>
            <text:p text:style-name="Table_20_Contents">- Array mit Namen der gefallenen Figuren</text:p>
            <text:p text:style-name="Table_20_Contents"/>
          </table:table-cell>
        </table:table-row>
        <table:table-row>
          <table:table-cell table:style-name="Klassen_5f_Java.A1" office:value-type="string">
            <text:p text:style-name="Table_20_Contents">Feld</text:p>
          </table:table-cell>
          <table:table-cell table:style-name="Klassen_5f_Java.A1" office:value-type="string">
            <text:p text:style-name="Table_20_Contents">Attribute:</text:p>
            <text:p text:style-name="Table_20_Contents">- Größe</text:p>
            <text:p text:style-name="Table_20_Contents">- Bild/Farbe</text:p>
            <text:p text:style-name="Table_20_Contents"/>
          </table:table-cell>
        </table:table-row>
        <table:table-row>
          <table:table-cell table:style-name="Klassen_5f_Java.A1" office:value-type="string">
            <text:p text:style-name="Table_20_Contents"/>
          </table:table-cell>
          <table:table-cell table:style-name="Klassen_5f_Java.A1" office:value-type="string">
            <text:p text:style-name="Table_20_Contents"/>
          </table:table-cell>
        </table:table-row>
        <table:table-row>
          <table:table-cell table:style-name="Klassen_5f_Java.A1" office:value-type="string">
            <text:p text:style-name="Table_20_Contents"/>
          </table:table-cell>
          <table:table-cell table:style-name="Klassen_5f_Java.A1" office:value-type="string">
            <text:p text:style-name="Table_20_Contents"/>
          </table:table-cell>
        </table:table-row>
        <table:table-row>
          <table:table-cell table:style-name="Klassen_5f_Java.A1" office:value-type="string">
            <text:p text:style-name="Table_20_Contents"/>
          </table:table-cell>
          <table:table-cell table:style-name="Klassen_5f_Java.A1" office:value-type="string">
            <text:p text:style-name="Table_20_Contents"/>
          </table:table-cell>
        </table:table-row>
        <table:table-row>
          <table:table-cell table:style-name="Klassen_5f_Java.A1" office:value-type="string">
            <text:p text:style-name="Table_20_Contents"/>
          </table:table-cell>
          <table:table-cell table:style-name="Klassen_5f_Java.A1" office:value-type="string">
            <text:p text:style-name="Table_20_Contents"/>
          </table:table-cell>
        </table:table-row>
        <table:table-row>
          <table:table-cell table:style-name="Klassen_5f_Java.A1" office:value-type="string">
            <text:p text:style-name="Table_20_Contents"/>
          </table:table-cell>
          <table:table-cell table:style-name="Klassen_5f_Java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M</meta:initial-creator>
    <meta:creation-date>2015-10-09T18:18:35.34</meta:creation-date>
    <dc:date>2015-10-11T08:26:40.84</dc:date>
    <dc:creator>Manuel M</dc:creator>
    <meta:editing-duration>PT24M30S</meta:editing-duration>
    <meta:editing-cycles>2</meta:editing-cycles>
    <meta:generator>OpenOffice/4.1.1$Win32 OpenOffice.org_project/411m6$Build-9775</meta:generator>
    <meta:document-statistic meta:table-count="3" meta:image-count="0" meta:object-count="0" meta:page-count="3" meta:paragraph-count="120" meta:word-count="495" meta:character-count="3501"/>
  </office:meta>
</office:document-meta>
</file>